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483bc"/>
    </style:style>
    <style:style style:name="P3" style:family="paragraph" style:parent-style-name="Text_20_body">
      <style:paragraph-properties fo:text-align="justify" style:justify-single-word="false"/>
      <style:text-properties officeooo:paragraph-rsid="00158e08"/>
    </style:style>
    <style:style style:name="P4" style:family="paragraph" style:parent-style-name="Text_20_body">
      <style:paragraph-properties fo:margin-top="0in" fo:margin-bottom="0in" loext:contextual-spacing="false" fo:text-align="justify" style:justify-single-word="false"/>
    </style:style>
    <style:style style:name="P5" style:family="paragraph" style:parent-style-name="Heading_20_2">
      <style:paragraph-properties fo:margin-top="0in" fo:margin-bottom="0in" loext:contextual-spacing="false" fo:text-align="center" style:justify-single-word="false"/>
      <style:text-properties fo:font-size="14pt" style:font-size-asian="14pt" style:font-size-complex="14pt"/>
    </style:style>
    <style:style style:name="P6" style:family="paragraph" style:parent-style-name="Text_20_body">
      <style:paragraph-properties fo:margin-top="0.0398in" fo:margin-bottom="0.0398in" loext:contextual-spacing="false" fo:text-align="justify" style:justify-single-word="false"/>
    </style:style>
    <style:style style:name="P7" style:family="paragraph" style:parent-style-name="Text_20_body">
      <style:paragraph-properties fo:margin-top="0.0398in" fo:margin-bottom="0.0398in" loext:contextual-spacing="false" fo:text-align="justify" style:justify-single-word="false"/>
      <style:text-properties officeooo:paragraph-rsid="000e64f3"/>
    </style:style>
    <style:style style:name="P8" style:family="paragraph" style:parent-style-name="Heading_20_2">
      <style:paragraph-properties fo:margin-left="0in" fo:margin-right="0in" fo:text-align="center" style:justify-single-word="false" fo:text-indent="0in" style:auto-text-indent="false"/>
      <style:text-properties fo:font-size="14pt" officeooo:paragraph-rsid="000e64f3" style:font-size-asian="14pt" style:font-size-complex="14pt"/>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officeooo:paragraph-rsid="00158e08"/>
    </style:style>
    <style:style style:name="P11" style:family="paragraph" style:parent-style-name="Text_20_body">
      <style:paragraph-properties fo:text-align="justify" style:justify-single-word="false"/>
      <style:text-properties fo:language="en" fo:country="US" officeooo:rsid="0018c3fa" officeooo:paragraph-rsid="0018c3fa"/>
    </style:style>
    <style:style style:name="P12" style:family="paragraph" style:parent-style-name="Text_20_body">
      <style:paragraph-properties fo:text-align="justify" style:justify-single-word="false"/>
      <style:text-properties officeooo:paragraph-rsid="001ec19b"/>
    </style:style>
    <style:style style:name="P13" style:family="paragraph" style:parent-style-name="Text_20_body">
      <style:paragraph-properties fo:margin-top="0in" fo:margin-bottom="0in" loext:contextual-spacing="false" fo:text-align="justify" style:justify-single-word="false"/>
    </style:style>
    <style:style style:name="P14" style:family="paragraph" style:parent-style-name="Heading_20_2">
      <style:paragraph-properties fo:margin-left="0.4925in" fo:margin-right="0in" fo:text-align="justify" style:justify-single-word="false" fo:text-indent="0in" style:auto-text-indent="false"/>
      <style:text-properties fo:font-size="14pt" fo:language="en" fo:country="US" style:font-size-asian="14pt" style:font-size-complex="14pt"/>
    </style:style>
    <style:style style:name="T1" style:family="text">
      <style:text-properties fo:color="#ce181e"/>
    </style:style>
    <style:style style:name="T2" style:family="text">
      <style:text-properties fo:color="#ce181e" style:text-underline-style="solid" style:text-underline-width="auto" style:text-underline-color="font-color"/>
    </style:style>
    <style:style style:name="T3" style:family="text">
      <style:text-properties fo:color="#ce181e" style:text-underline-style="none"/>
    </style:style>
    <style:style style:name="T4" style:family="text">
      <style:text-properties fo:color="#ce181e" fo:language="en" fo:country="US"/>
    </style:style>
    <style:style style:name="T5" style:family="text">
      <style:text-properties fo:color="#ce181e" fo:language="en" fo:country="US" style:text-underline-style="solid" style:text-underline-width="auto" style:text-underline-color="font-color"/>
    </style:style>
    <style:style style:name="T6" style:family="text">
      <style:text-properties fo:color="#ce181e" fo:background-color="#fff200" loext:char-shading-value="0"/>
    </style:style>
    <style:style style:name="T7" style:family="text">
      <style:text-properties fo:color="#ce181e" fo:background-color="#fff200" loext:char-shading-value="0"/>
    </style:style>
    <style:style style:name="T8" style:family="text">
      <style:text-properties fo:language="en" fo:country="US"/>
    </style:style>
    <style:style style:name="T9" style:family="text">
      <style:text-properties fo:language="en" fo:country="US" officeooo:rsid="00143797"/>
    </style:style>
    <style:style style:name="T10" style:family="text">
      <style:text-properties fo:language="en" fo:country="US"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color="#000000" style:text-underline-style="none"/>
    </style:style>
    <style:style style:name="T13" style:family="text">
      <style:text-properties officeooo:rsid="001ec19b"/>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Operating systems genesis: definition, services (files, memory, processes), key dates</text:h>
      <text:p text:style-name="P7"><text:tab/>You already know a number of different operating systems. Windows by Microsoft, macOS or iOS by Apple, Android by Google. And maybe you have heard of Linux or even Unix. Unix, Linux. <text:span text:style-name="T1">Unix has been around quite a bit longer than Linux</text:span>. But these two operating systems <text:span text:style-name="T1">are indeed related</text:span>. <text:span text:style-name="T1">Linux is a Unix-like operating system</text:span> that is open source. This means that the Linux kernel, created by Linus Torvalds and enhanced and expanded upon by thousands of programmers, is available to the world for free. Let's go back to a basic question. What is an operating system?</text:p>
      <text:p text:style-name="P7">An operating system is an intermediary between the hardware-- memory, hard disk, processor, Wi-Fi network cards, et cetera-- and the applications that we all use. Indeed, you as the user use the services rendered by applications. Applications use the services provided by the operating system. And the operating system exploits the hardware resources that are at its disposal to render these services to the applications.</text:p>
      <text:p text:style-name="P6"><text:tab/>Here are some examples of services provided by the operating system. <text:span text:style-name="T11">File management</text:span>. That is, <text:span text:style-name="T1">managing the logical tree structure of files and their physical layout on the storage device, also known as the hard drive</text:span>. <text:span text:style-name="T11">Memory management</text:span>. <text:span text:style-name="T1">Memory can be shared between several running processes</text:span>. Also <text:span text:style-name="T11">management of running applications</text:span>. <text:span text:style-name="T1">We are talking about running processes. You can run an application, kill a running application, et cetera</text:span>. <text:span text:style-name="T11">Management of inputs and outputs</text:span>. For example, network cards to access the internet, sound cards, video cards, printers, et cetera.</text:p>
      <text:p text:style-name="P6"><text:tab/>Now that you know what an operating system is, let's talk about the history of the operating system. In the mid-1940s, the first computers were built using vacuum tubes. Vacuum tubes are evacuated glass containers that can control electric current and can therefore function as on-off switches. These tubes are rather large. And each of these first computers used quite a few of them, resulting in huge machines that filled entire rooms while performing more slowly than a modern hand-held calculator. Programming of these machines had to be done manually by moving around tubes. And input-output was very limited. In fact, the programmer was also in charge of operating the machine via direct interaction, which meant a lot of heavy lifting. So in fact, the designer of the computer was also the builder of the computer, and at the same time the programmer as well as the operator.</text:p>
      <text:p text:style-name="P4"><text:tab/>Everything changed with the <text:span text:style-name="T1">invention of the transistor</text:span>. At the same time, <text:span text:style-name="T1">this marks the </text:span><text:span text:style-name="T2">beginning of operating systems via the appearance of punch cards</text:span>. Punch cards are cards with holes, punches, placed in specific locations so as to <text:span text:style-name="T3">encode </text:span><text:span text:style-name="T2">computer programs</text:span><text:span text:style-name="T12"> and </text:span><text:span text:style-name="T2">data</text:span> that can be loaded via the computer's punch card reader into the computer's memory. Punch cards can also be used as computer output. A separation of roles emerged. A programmer produced punch cards-- programs that input data-- and an operator physically loaded these cards into the computer and on-loaded the computer's output.</text:p>
      <text:p text:style-name="P4"><text:tab/>That is when the operating system was invented to <text:span text:style-name="T1">manage the memory, the processes, programs loaded while running, and these punch cards, inputs and outputs, reading punch cards, writing the results</text:span>.</text:p>
      <text:p text:style-name="P4"><text:tab/>We can therefore say that it was in the mid-1960s that operating systems were invented.</text:p>
      <text:p text:style-name="P4"/>
      <text:p text:style-name="P4"/>
      <text:h text:style-name="P5" text:outline-level="2"><text:soft-page-break/>UNIX genesis: MAC projet @ MIT, MULTICS, Thompson &amp; Ritchie</text:h>
      <text:p text:style-name="P4"/>
      <text:p text:style-name="P9"/>
      <text:p text:style-name="P1"><text:span text:style-name="T9"><text:tab/>W</text:span><text:span text:style-name="T8">e're going to tell you about the genesis of Unix, the most advanced operating system of its time that introduced many concepts still used in all modern operating systems. The era of modern computers emerged with the appearance of </text:span><text:span text:style-name="T10">integrated circuits</text:span><text:span text:style-name="T8"> and </text:span><text:span text:style-name="T10">magnetic disks</text:span><text:span text:style-name="T8">. </text:span><text:span text:style-name="T4">Rather than using individual transistors connected by wires to control the flow of electrons, integrated circuits combine, or integrate, lectronic circuits into a single device</text:span><text:span text:style-name="T8">.</text:span></text:p>
      <text:p text:style-name="P9"><text:tab/>This was also the time when we started to see families of compatible computers, such as the IBM System/360, a system announced by IBM in 1964 in which a clear distinction between architecture and implementation was made allowing for the release of various compatible designs at different prices.</text:p>
      <text:p text:style-name="P9"><text:tab/>In addition, this marks the time when the first ideas relating to Unix were born. It all started with the MAC project, project on mathematics and computation, founded by the Massachusetts Institute of Technology and funded by the US military research funding agency ARPA and the US National Science Foundation. The main goal of this large scale project was to realize a timesharing system that would allow a wide community of users to simultaneously access the hardware and software resources of a single computer from multiple locations. Six years after its inception, project MAC, jointly with Bell Laboratories and General Electric, developed MULTICS, the Multiplexed Information and Computing Service.</text:p>
      <text:p text:style-name="P2"><text:span text:style-name="T8"><text:tab/>This service was no longer just about computer resource timesharing, </text:span><text:span text:style-name="T4">but evolved to also incorporate features</text:span><text:span text:style-name="T8"> such as </text:span><text:span text:style-name="T5">file sharing</text:span><text:span text:style-name="T4">, </text:span><text:span text:style-name="T5">file management</text:span><text:span text:style-name="T4">, and </text:span><text:span text:style-name="T5">system security</text:span><text:span text:style-name="T8">. </text:span></text:p>
      <text:p text:style-name="P2"><text:span text:style-name="T8"><text:tab/></text:span><text:span text:style-name="T4">Multiplexing is a technique of sending multiple pieces of information </text:span><text:span text:style-name="T5">over a communication link at the same time in the form of a single complex signal</text:span><text:span text:style-name="T8">. Multiplexing makes it possible to share the same resource between several users.</text:span></text:p>
      <text:p text:style-name="P10">General Electric's contribution to the MULTICS project was to design and build the underlying machine, whereas Bell Labs took on the design and writing of the operating system code, in particular the aspects related to remote access by multiple users. The realization of this ambitious project proved much more difficult than expected. The system only began to operate in 1969 on the GE-645 computer designed by General Electric But its performance was far from the originally set targets. Bell Labs pulled out of the project that same year. </text:p>
      <text:p text:style-name="P3"><text:span text:style-name="T8"><text:tab/>Following the withdrawal of Bell Labs from the MULTICS project, some Bell Labs engineers working on the project, led by Ken Thompson and Dennis Ritchie, </text:span><text:span text:style-name="T4">decided to pursue an alternative approach to the system</text:span><text:span text:style-name="T8">, which they considered to be cumbersome and complex. Using their experience, they set out to realize a minimal system on a small machine. Well, small. Everything is relative. Look at the picture. In 1969, having access to a little-used DAC PD7, they began the development of a single-user operating system on their own account and without any support from Bell Labs. As a pun on MULTICS, they called the system UNICS.</text:span></text:p>
      <text:p text:style-name="P9"><text:soft-page-break/><text:tab/>In 1970, the system changed from single user to multiple users. And the spelling of its name morphed to Unix. At the time, the system was written in the B programming language invented by Ken Thompson. In 1971, Dennis Ritchie improved his colleague Ken's language and called it the new B. By 1972, the changes to the B language became so significant that Dennis Ritchie renamed his new language the C language. Ken jumped on the opportunity and rewrote all of the code making up the Unix operating system in this improved C programming language. After two to three years of work, Ken sent the C source code of the Unix operating system to universities and research centers for educational purposes all around the world. I remember a professor at my university saying that he received a magnetic tape of the C source code of the Unix operating system in 1976. He had difficulties with the customs at the French border, since nobody knew what these big magnetic tapes were.</text:p>
      <text:p text:style-name="P9"><text:tab/>From 1975 on, a very active community emerged around Unix and the C programming language, with the other notable developers of Unix being Douglas McElroy-- who is now right here at Dartmouth-- Joseph Ossanna, and Rudd Canaday. Various different versions of Unix saw the light of the day, in particular the various machines constructed by different computer builders. In 1978, Dennis Ritchie-- jointly with his pedagogically-inclined colleague, Brian Kernighan-- wrote the book The C Programming Language. This was the boom of popularity of Unix and the C programming language.</text:p>
      <text:p text:style-name="P9"><text:tab/>And a few years later, in 1983 when I was born, Ken and Dennis received the highest distinction</text:p>
      <text:p text:style-name="P9">in the computer science field for this invention, the Turing Prize. The basics of Unix are ubiquitous today. Did you know that the Mac operating system installed on Apple computers is a derivative of Unix, as is the iOS operating system for iPhone, iPad, the Android system for Google phones, and even the Linux system installed on the vast majority of today's service and connected objects?</text:p>
      <text:h text:style-name="P14" text:outline-level="2">Linux genesis and history: GNU, Stallman, GPL, Linus Torvals, Linux</text:h>
      <text:p text:style-name="P11"/>
      <text:p text:style-name="P12"><text:span text:style-name="T8"><text:tab/>You may have already heard of the Linux operating system. </text:span>Let's look at its history. <text:span text:style-name="T1">By the early </text:span><text:span text:style-name="T7">1980s</text:span>, <text:span text:style-name="T1">the Unix operating system had been largely adopted by </text:span><text:span text:style-name="T2">universities</text:span><text:span text:style-name="T1"> and </text:span><text:span text:style-name="T2">research centers</text:span> which led to further adoption by many startups and companies. <text:span text:style-name="T1">In </text:span><text:span text:style-name="T7">1983</text:span>, Unix inventors Dennis Ritchie and Ken Thompson received the Turing Award for their invention. </text:p>
      <text:p text:style-name="P12"><text:tab/>And that same year <text:span text:style-name="T13">(1983)</text:span>, <text:span text:style-name="T2">Richard Stallman</text:span><text:span text:style-name="T1"> of MIT launched the GNU Project</text:span>. GNU is a recursive acronym, referring to itself, that stands for GNU is Not Unix. <text:span text:style-name="T1">The GNU Project is an </text:span><text:span text:style-name="T2">open</text:span><text:span text:style-name="T1"> and </text:span><text:span text:style-name="T2">free</text:span><text:span text:style-name="T1">, collaborative project to develop and provide </text:span><text:span text:style-name="T2">software compatible with Unix</text:span>. The big difference between the GNU Project and Unix is that <text:span text:style-name="T1">Unix is owned by Bell Labs, which sells licenses for use or modification</text:span>, while <text:span text:style-name="T1">the GNU Project is free, and anyone can use or modify the entire project</text:span>. Richard Stallman is a strong advocate for free and open source software. <text:span text:style-name="T1">In </text:span><text:span text:style-name="T7">1989</text:span>, he conceived of <text:span text:style-name="T2">the GNU General Public License</text:span><text:span text:style-name="T1">, which aims to preserve the freedom to use, study, modify, and distribute software and its derivative versions</text:span>. <text:span text:style-name="T1">By </text:span><text:span text:style-name="T7">1990</text:span>, <text:span text:style-name="T1">the GNU Project included a lot of software already, text editors, a graphical user interface similar to Windows, libraries, the GNU C Compiler-- GCC-- a C language compiler, et cetera</text:span>. The problem was that one had to use this free software on the Unix operating system that itself is proprietary and not open or free. </text:p>
      <text:p text:style-name="P12"><text:soft-page-break/><text:tab/>This is where <text:span text:style-name="T7">Linus Torvalds, a 21-year-old</text:span> Finnish computer science student at the University of Helsinki, intervened. He was frustrated by these proprietary licenses that limited the use of the operating system. <text:span text:style-name="T7">On August 25, 1991</text:span>, he sent a message to the community that started like this, "Hi, everyone. I am doing a free operating system. It's just a hobby. It will not be as big and as professional as the GNU Project."</text:p>
      <text:p text:style-name="P4"><text:tab/>This project, which later became the Linux kernel, <text:span text:style-name="T1">was written specifically to be independent of an operating system</text:span>, and was meant to run on Linus Torvalds' PC, with an 83.86 processor. <text:span text:style-name="T1">Development was done using the GNU C Compiler</text:span>, which to this day is still the main choice for compiling Linux.</text:p>
      <text:p text:style-name="P4"><text:tab/>Just as in the case of the GNU Project, the community formed. And developers of the GNU Project quickly integrated free software to run on the Linux kernel, which itself is also free.</text:p>
      <text:p text:style-name="P4"><text:tab/>In <text:span text:style-name="T7">1992</text:span>, <text:span text:style-name="T2">the first Linux distributions were released</text:span> and consisted of the free Linux operating system and a collection of free GNU Project software tools, such as editors, libraries, compilers, et cetera.<text:span text:style-name="T1"> By </text:span><text:span text:style-name="T7">1993</text:span>, there were already more than 100 developers from around the world who worked on modifying and improving Linux. 1993 was also the year of some very popular Linux distributions, for example Debian. <text:span text:style-name="T1">By </text:span><text:span text:style-name="T7">the end of the '90s</text:span>, the major computer manufacturers Dell, IBM, and HP <text:span text:style-name="T1">announced compatibility of their hardware with Linux</text:span>.</text:p>
      <text:p text:style-name="P4"><text:tab/>During the 2000s, Linux was deployed more and more as the operating system that runs web servers. <text:span text:style-name="T1">In the </text:span><text:span text:style-name="T7">2010s</text:span>, <text:span text:style-name="T2">Linux</text:span><text:span text:style-name="T1"> and </text:span><text:span text:style-name="T2">Unix-based</text:span><text:span text:style-name="T1"> operating systems</text:span> became the most widely used systems <text:span text:style-name="T1">on internet servers</text:span>, taking about 70% of the market share, and smartphones, around 90%, since the Android operating system is based on Linux and iOS is based on Unix.</text:p>
      <text:p text:style-name="P4"><text:tab/>These operating systems also <text:span text:style-name="T1">started dominating supercomputers</text:span>, for example for scientific calculations or for the film and special effects industry, around 99% of the market share. Linux and Unix-based operating systems can further be found in game consoles, for example Playstation, internet boxes, Wi-Fi routers, and connected objects such as internet-connected watches. The Linux operating system or other Unix derivatives have become a part of many aspects of our everyday lif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23:17:34.388548200</meta:creation-date>
    <dc:date>2019-04-20T23:44:17.393122395</dc:date>
    <meta:editing-duration>PT16M2S</meta:editing-duration>
    <meta:editing-cycles>3</meta:editing-cycles>
    <meta:generator>LibreOffice/6.0.7.3$Linux_X86_64 LibreOffice_project/00m0$Build-3</meta:generator>
    <meta:document-statistic meta:table-count="0" meta:image-count="0" meta:object-count="0" meta:page-count="4" meta:paragraph-count="29" meta:word-count="2010" meta:character-count="12302" meta:non-whitespace-character-count="10294"/>
  </office:meta>
</office:document-meta>
</file>